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3.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et (x2) count</text:p>
          </table:table-cell>
          <table:table-cell table:style-name="ce1" office:value-type="string" calcext:value-type="string">
            <text:p>traditional union</text:p>
          </table:table-cell>
          <table:table-cell table:style-name="ce1" office:value-type="string" calcext:value-type="string">
            <text:p>sequential splice</text:p>
          </table:table-cell>
          <table:table-cell table:style-name="ce1" office:value-type="string" calcext:value-type="string">
            <text:p>parallel splic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5.456972" calcext:value-type="float">
            <text:p>5.46</text:p>
          </table:table-cell>
          <table:table-cell table:style-name="ce1" office:value-type="float" office:value="2.452878" calcext:value-type="float">
            <text:p>2.45</text:p>
          </table:table-cell>
          <table:table-cell table:style-name="ce1" office:value-type="float" office:value="1.574643" calcext:value-type="float">
            <text:p>1.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59.11262" calcext:value-type="float">
            <text:p>59.11</text:p>
          </table:table-cell>
          <table:table-cell table:style-name="ce1" office:value-type="float" office:value="24.741762" calcext:value-type="float">
            <text:p>24.74</text:p>
          </table:table-cell>
          <table:table-cell table:style-name="ce1" office:value-type="float" office:value="6.399586" calcext:value-type="float">
            <text:p>6.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337.050528" calcext:value-type="float">
            <text:p>337.05</text:p>
          </table:table-cell>
          <table:table-cell table:style-name="ce1" office:value-type="float" office:value="158.255666" calcext:value-type="float">
            <text:p>158.26</text:p>
          </table:table-cell>
          <table:table-cell table:style-name="ce1" office:value-type="float" office:value="28.837984" calcext:value-type="float">
            <text:p>28.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1" office:value-type="float" office:value="3309.816762" calcext:value-type="float">
            <text:p>3309.82</text:p>
          </table:table-cell>
          <table:table-cell table:style-name="ce1" office:value-type="float" office:value="853.803979" calcext:value-type="float">
            <text:p>853.80</text:p>
          </table:table-cell>
          <table:table-cell table:style-name="ce1" office:value-type="float" office:value="103.462707" calcext:value-type="float">
            <text:p>103.4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1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00:00:02.786695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7T11:01:57.060543547</dc:date>
    <meta:editing-duration>PT13M3S</meta:editing-duration>
    <meta:editing-cycles>6</meta:editing-cycles>
    <meta:generator>LibreOffice/4.1.3.2$Linux_X86_64 LibreOffice_project/410m0$Build-2</meta:generator>
    <dc:creator>Jules Gosnell</dc:cre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099cm" svg:y="3.706cm" style:legend-expansion="high" chart:style-name="ch2"/>
        <chart:plot-area chart:style-name="ch3" table:cell-range-address="Sheet1.B1:Sheet1.E5" chart:data-source-has-labels="both" svg:x="1.331cm" svg:y="0.855cm" svg:width="10.128cm" svg:height="6.99cm">
          <chartooo:coordinate-region svg:x="2.799cm" svg:y="1.054cm" svg:width="7.917cm" svg:height="6.144cm"/>
          <chart:axis chart:dimension="x" chart:name="primary-x" chart:style-name="ch4" chartooo:axis-type="auto">
            <chartooo:date-scale/>
            <chart:title svg:x="5.69cm" svg:y="8.025cm" chart:style-name="ch5">
              <text:p>set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778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union</text:p>
                <draw:g>
                  <svg:desc>Sheet1.C1:Sheet1.C1</svg:desc>
                </draw:g>
              </table:table-cell>
              <table:table-cell office:value-type="string">
                <text:p>sequential splice</text:p>
                <draw:g>
                  <svg:desc>Sheet1.D1:Sheet1.D1</svg:desc>
                </draw:g>
              </table:table-cell>
              <table:table-cell office:value-type="string">
                <text:p>parallel spli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5.456972">
                <text:p>5.456972</text:p>
                <draw:g>
                  <svg:desc>Sheet1.C2:Sheet1.C5</svg:desc>
                </draw:g>
              </table:table-cell>
              <table:table-cell office:value-type="float" office:value="2.452878">
                <text:p>2.452878</text:p>
                <draw:g>
                  <svg:desc>Sheet1.D2:Sheet1.D5</svg:desc>
                </draw:g>
              </table:table-cell>
              <table:table-cell office:value-type="float" office:value="1.574643">
                <text:p>1.574643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.11262">
                <text:p>59.11262</text:p>
              </table:table-cell>
              <table:table-cell office:value-type="float" office:value="24.741762">
                <text:p>24.741762</text:p>
              </table:table-cell>
              <table:table-cell office:value-type="float" office:value="6.399586">
                <text:p>6.3995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37.050528">
                <text:p>337.050528</text:p>
              </table:table-cell>
              <table:table-cell office:value-type="float" office:value="158.255666">
                <text:p>158.255666</text:p>
              </table:table-cell>
              <table:table-cell office:value-type="float" office:value="28.837984">
                <text:p>28.83798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309.816762">
                <text:p>3309.816762</text:p>
              </table:table-cell>
              <table:table-cell office:value-type="float" office:value="853.803979">
                <text:p>853.803979</text:p>
              </table:table-cell>
              <table:table-cell office:value-type="float" office:value="103.462707">
                <text:p>103.462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